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0"/>
        <table:table-column table:style-name="co2" table:number-columns-repeated="1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04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6" table:number-rows-spanned="1" table:style-name="ce14">
            <text:p>DIGITAL OUTPUT CONTROL Examples</text:p>
          </table:table-cell>
          <table:covered-table-cell table:number-columns-repeated="15"/>
          <table:table-cell table:style-name="ce2"/>
          <table:table-cell office:value-type="string" table:number-columns-spanned="3" table:number-rows-spanned="1" table:style-name="ce14">
            <text:p>Truth Table</text:p>
          </table:table-cell>
          <table:covered-table-cell table:number-columns-repeated="2"/>
          <table:table-cell table:number-columns-repeated="16364"/>
        </table:table-row>
        <table:table-row table:style-name="ro2">
          <table:table-cell table:number-columns-repeated="16" table:style-name="ce1"/>
          <table:table-cell table:number-columns-repeated="1008" table:style-name="ce2"/>
          <table:table-cell table:number-columns-repeated="15360"/>
        </table:table-row>
        <table:table-row table:style-name="ro1">
          <table:table-cell office:value-type="string" table:style-name="ce3">
            <text:p>Value Selection (GUI)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5">
            <text:p>Value Selection</text:p>
          </table:table-cell>
          <table:table-cell office:value-type="string" table:style-name="ce6">
            <text:p>digitalOutputWord</text:p>
          </table:table-cell>
          <table:table-cell office:value-type="string" table:style-name="ce6">
            <text:p>digitalOutputWordMask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digitalOutputWor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2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digitalOutputWordMask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2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4"/>
        </table:table-row>
        <table:table-row table:style-name="ro2">
          <table:table-cell table:style-name="ce10"/>
          <table:table-cell table:number-columns-repeated="16" table:style-name="ce2"/>
          <table:table-cell office:value-type="string" table:style-name="ce9">
            <text:p>X</text:p>
          </table:table-cell>
          <table:table-cell office:value-type="string" table:style-name="ce9">
            <text:p><text:s/>Dont Care</text:p>
          </table:table-cell>
          <table:table-cell office:value-type="string" table:style-name="ce9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alue Selection (GUI)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7">
            <text:p>digitalOutputWord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7">
            <text:p>digitalOutputWordMask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">
            <text:p>Value Selection (GUI)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7">
            <text:p>digitalOutputWor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7">
            <text:p>digitalOutputWordMask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008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">
            <text:p>Value Selection (GUI)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7">
            <text:p>digitalOutputWord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7">
            <text:p>digitalOutputWordMask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8"/>
        </table:table-row>
        <table:table-row table:number-rows-repeated="2" table:style-name="ro2">
          <table:table-cell table:number-columns-repeated="16" table:style-name="ce1"/>
          <table:table-cell table:number-columns-repeated="16368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riveršek Dejan</dc:creator>
    <meta:creation-date>2016-01-19T20:12:25Z</meta:creation-date>
    <dc:date>2019-03-12T13:13:29Z</dc:date>
    <meta:editing-cycles>4</meta:editing-cycles>
    <meta:editing-duration>PT1140S</meta:editing-duration>
  </office:meta>
</office:document-meta>
</file>